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993cm" fo:break-before="auto" style:use-optimal-row-height="true"/>
    </style:style>
    <style:style style:name="ro11" style:family="table-row">
      <style:table-row-properties style:row-height="1.462cm" fo:break-before="auto" style:use-optimal-row-height="true"/>
    </style:style>
    <style:style style:name="ro1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16"/>
        <table:table-column table:style-name="co4" table:default-cell-style-name="ce24"/>
        <table:table-column table:style-name="co3" table:number-columns-repeated="3" table:default-cell-style-name="ce16"/>
        <table:table-column table:style-name="co4" table:default-cell-style-name="ce24"/>
        <table:table-column table:style-name="co5" table:default-cell-style-name="ce36"/>
        <table:table-row table:style-name="ro1">
          <table:table-cell/>
          <table:table-cell table:style-name="ce6" office:value-type="string" calcext:value-type="string">
            <text:p>David Ramir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29" office:value-type="string" calcext:value-type="string">
            <text:p>Actividad 7.2</text:p>
          </table:table-cell>
        </table:table-row>
        <table:table-row table:style-name="ro2">
          <table:table-cell/>
          <table:table-cell table:style-name="ce6" office:value-type="string" calcext:value-type="string">
            <text:p>Jose Ignacio Sánch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2">
          <table:table-cell/>
          <table:table-cell table:style-name="ce6" office:value-type="string" calcext:value-type="string">
            <text:p>Josu Rodrígu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3">
          <table:table-cell/>
          <table:table-cell table:style-name="ce7"/>
          <table:table-cell table:number-columns-repeated="8"/>
          <table:table-cell table:style-name="Default"/>
        </table:table-row>
        <table:table-row table:style-name="ro3">
          <table:table-cell/>
          <table:table-cell table:style-name="ce8"/>
          <table:table-cell table:style-name="ce17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4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5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5"/>
          <table:table-cell table:style-name="ce31" office:value-type="string" calcext:value-type="string">
            <text:p>Comentarios</text:p>
          </table:table-cell>
        </table:table-row>
        <table:table-row table:style-name="ro5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table:number-columns-repeated="3"/>
          <table:table-cell table:style-name="ce27" table:formula="of:=HARMEAN([.C8];[.D8];[.E8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8];[.H8];[.I8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table:number-columns-repeated="3"/>
          <table:table-cell table:style-name="ce27" table:formula="of:=HARMEAN([.C9];[.D9];[.E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9];[.H9];[.I9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table:number-columns-repeated="3"/>
          <table:table-cell table:style-name="ce27" table:formula="of:=HARMEAN([.C10];[.D10];[.E1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0];[.H10];[.I10])" office:value-type="string" office:string-value="" calcext:value-type="error">
            <text:p>#VALUE!</text:p>
          </table:table-cell>
          <table:table-cell table:style-name="ce33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style-name="ce20" table:number-columns-repeated="3"/>
          <table:table-cell table:style-name="ce27" table:formula="of:=HARMEAN([.C11];[.D11];[.E1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1];[.H11];[.I1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table:number-columns-repeated="3"/>
          <table:table-cell table:style-name="ce27" table:formula="of:=HARMEAN([.C14];[.D14];[.E1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4];[.H14];[.I14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style-name="ce20" table:number-columns-repeated="3"/>
          <table:table-cell table:style-name="ce27" table:formula="of:=HARMEAN([.C15];[.D15];[.E15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5];[.H15];[.I15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table:number-columns-repeated="3"/>
          <table:table-cell table:style-name="ce27" table:formula="of:=HARMEAN([.C16];[.D16];[.E16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6];[.H16];[.I16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0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style-name="ce20" table:number-columns-repeated="3"/>
          <table:table-cell table:style-name="ce27" table:formula="of:=HARMEAN([.C19];[.D19];[.E1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19];[.H19];[.I19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style-name="ce20" table:number-columns-repeated="3"/>
          <table:table-cell table:style-name="ce27" table:formula="of:=HARMEAN([.C20];[.D20];[.E2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0];[.H20];[.I20])" office:value-type="string" office:string-value="" calcext:value-type="error">
            <text:p>#VALUE!</text:p>
          </table:table-cell>
          <table:table-cell table:style-name="ce33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style-name="ce20" table:number-columns-repeated="3"/>
          <table:table-cell table:style-name="ce27" table:formula="of:=HARMEAN([.C21];[.D21];[.E2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1];[.H21];[.I21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table:number-columns-repeated="3"/>
          <table:table-cell table:style-name="ce27" table:formula="of:=HARMEAN([.C22];[.D22];[.E22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2];[.H22];[.I22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table:number-columns-repeated="3"/>
          <table:table-cell table:style-name="ce27" table:formula="of:=HARMEAN([.C23];[.D23];[.E23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3];[.H23];[.I2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table:number-columns-repeated="3"/>
          <table:table-cell table:style-name="ce27" table:formula="of:=HARMEAN([.C26];[.D26];[.E26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6];[.H26];[.I26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style-name="ce20" table:number-columns-repeated="3"/>
          <table:table-cell table:style-name="ce27" table:formula="of:=HARMEAN([.C27];[.D27];[.E27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7];[.H27];[.I27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style-name="ce20" table:number-columns-repeated="3"/>
          <table:table-cell table:style-name="ce27" table:formula="of:=HARMEAN([.C28];[.D28];[.E28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8];[.H28];[.I28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table:number-columns-repeated="3"/>
          <table:table-cell table:style-name="ce27" table:formula="of:=HARMEAN([.C29];[.D29];[.E2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29];[.H29];[.I29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style-name="ce20" table:number-columns-repeated="3"/>
          <table:table-cell table:style-name="ce27" table:formula="of:=HARMEAN([.C30];[.D30];[.E3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0];[.H30];[.I30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style-name="ce20" table:number-columns-repeated="3"/>
          <table:table-cell table:style-name="ce27" table:formula="of:=HARMEAN([.C31];[.D31];[.E3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1];[.H31];[.I3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table:number-columns-repeated="3"/>
          <table:table-cell table:style-name="ce27" table:formula="of:=HARMEAN([.C32];[.D32];[.E32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2];[.H32];[.I32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style-name="ce20" table:number-columns-repeated="3"/>
          <table:table-cell table:style-name="ce27" table:formula="of:=HARMEAN([.C33];[.D33];[.E33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3];[.H33];[.I3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style-name="ce20" table:number-columns-repeated="3"/>
          <table:table-cell table:style-name="ce27" table:formula="of:=HARMEAN([.C34];[.D34];[.E3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4];[.H34];[.I34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1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table:number-columns-repeated="3"/>
          <table:table-cell table:style-name="ce27" table:formula="of:=HARMEAN([.C37];[.D37];[.E37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7];[.H37];[.I37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table:number-columns-repeated="3"/>
          <table:table-cell table:style-name="ce27" table:formula="of:=HARMEAN([.C38];[.D38];[.E38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8];[.H38];[.I38])" office:value-type="string" office:string-value="" calcext:value-type="error">
            <text:p>#VALUE!</text:p>
          </table:table-cell>
          <table:table-cell table:style-name="ce33"/>
        </table:table-row>
        <table:table-row table:style-name="ro12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table:number-columns-repeated="3"/>
          <table:table-cell table:style-name="ce27" table:formula="of:=HARMEAN([.C39];[.D39];[.E3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39];[.H39];[.I39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table:number-columns-repeated="3"/>
          <table:table-cell table:style-name="ce27" table:formula="of:=HARMEAN([.C42];[.D42];[.E42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2];[.H42];[.I42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table:number-columns-repeated="3"/>
          <table:table-cell table:style-name="ce27" table:formula="of:=HARMEAN([.C43];[.D43];[.E43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3];[.H43];[.I4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0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style-name="ce20" table:number-columns-repeated="3"/>
          <table:table-cell table:style-name="ce27" table:formula="of:=HARMEAN([.C46];[.D46];[.E46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6];[.H46];[.I46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table:number-columns-repeated="3"/>
          <table:table-cell table:style-name="ce27" table:formula="of:=HARMEAN([.C47];[.D47];[.E47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7];[.H47];[.I47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table:number-columns-repeated="3"/>
          <table:table-cell table:style-name="ce27" table:formula="of:=HARMEAN([.C48];[.D48];[.E48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8];[.H48];[.I48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table:number-columns-repeated="3"/>
          <table:table-cell table:style-name="ce27" table:formula="of:=HARMEAN([.C49];[.D49];[.E4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49];[.H49];[.I49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table:number-columns-repeated="3"/>
          <table:table-cell table:style-name="ce27" table:formula="of:=HARMEAN([.C50];[.D50];[.E5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50];[.H50];[.I50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table:number-columns-repeated="3"/>
          <table:table-cell table:style-name="ce27" table:formula="of:=HARMEAN([.C51];[.D51];[.E5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51];[.H51];[.I5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 table:formula="of:=HARMEAN([.C52];[.D52];[.E52])" office:value-type="string" office:string-value="" calcext:value-type="error">
            <text:p>#VALUE!</text:p>
          </table:table-cell>
          <table:table-cell table:style-name="ce21" table:number-columns-repeated="3"/>
          <table:table-cell table:style-name="ce27" table:formula="of:=HARMEAN([.G52];[.H52];[.I52])" office:value-type="string" office:string-value="" calcext:value-type="error">
            <text:p>#VALUE!</text:p>
          </table:table-cell>
          <table:table-cell table:style-name="ce34"/>
        </table:table-row>
        <table:table-row table:style-name="ro10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style-name="ce20" table:number-columns-repeated="3"/>
          <table:table-cell table:style-name="ce27" table:formula="of:=HARMEAN([.C54];[.D54];[.E5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54];[.H54];[.I54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table:number-columns-repeated="3"/>
          <table:table-cell table:style-name="ce27" table:formula="of:=HARMEAN([.C57];[.D57];[.E57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57];[.H57];[.I57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 table:formula="of:=HARMEAN([.C58];[.D58];[.E58])" office:value-type="string" office:string-value="" calcext:value-type="error">
            <text:p>#VALUE!</text:p>
          </table:table-cell>
          <table:table-cell table:style-name="ce21" table:number-columns-repeated="3"/>
          <table:table-cell table:style-name="ce27" table:formula="of:=HARMEAN([.G58];[.H58];[.I58])" office:value-type="string" office:string-value="" calcext:value-type="error">
            <text:p>#VALUE!</text:p>
          </table:table-cell>
          <table:table-cell table:style-name="ce34"/>
        </table:table-row>
        <table:table-row table:style-name="ro10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2.3 ¿Se ha usado el color con discreción?</text:p>
          </table:table-cell>
          <table:table-cell table:style-name="ce20" table:number-columns-repeated="3"/>
          <table:table-cell table:style-name="ce27" table:formula="of:=HARMEAN([.C60];[.D60];[.E6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0];[.H60];[.I60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2.8 ¿Los requerimientos de tecleo son mínimos para las interfaces de pregunta y respuesta?</text:p>
          </table:table-cell>
          <table:table-cell table:style-name="ce20" table:number-columns-repeated="3"/>
          <table:table-cell table:style-name="ce27" table:formula="of:=HARMEAN([.C61];[.D61];[.E6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1];[.H61];[.I6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style-name="ce20" table:number-columns-repeated="3"/>
          <table:table-cell table:style-name="ce27" table:formula="of:=HARMEAN([.C64];[.D64];[.E6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4];[.H64];[.I64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style-name="ce20" table:number-columns-repeated="3"/>
          <table:table-cell table:style-name="ce27" table:formula="of:=HARMEAN([.C65];[.D65];[.E65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5];[.H65];[.I65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35"/>
        </table:table-row>
        <table:table-row table:style-name="ro5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style-name="ce20" table:number-columns-repeated="3"/>
          <table:table-cell table:style-name="ce27" table:formula="of:=HARMEAN([.C68];[.D68];[.E68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8];[.H68];[.I68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style-name="ce20" table:number-columns-repeated="3"/>
          <table:table-cell table:style-name="ce27" table:formula="of:=HARMEAN([.C69];[.D69];[.E69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9];[.H69];[.I69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table:number-columns-repeated="3"/>
          <table:table-cell table:style-name="ce27" table:formula="of:=HARMEAN([.C70];[.D70];[.E70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70];[.H70];[.I70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table:number-columns-repeated="3"/>
          <table:table-cell table:style-name="ce27" table:formula="of:=HARMEAN([.C71];[.D71];[.E71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71];[.H71];[.I71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table:number-columns-repeated="3"/>
          <table:table-cell table:style-name="ce27" table:formula="of:=HARMEAN([.C72];[.D72];[.E72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72];[.H72];[.I72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table:number-columns-repeated="3"/>
          <table:table-cell table:style-name="ce27" table:formula="of:=HARMEAN([.C73];[.D73];[.E73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73];[.H73];[.I7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style-name="ce20" table:number-columns-repeated="3"/>
          <table:table-cell table:style-name="ce27" table:formula="of:=HARMEAN([.C74];[.D74];[.E7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74];[.H74];[.I74])" office:value-type="string" office:string-value="" calcext:value-type="error">
            <text:p>#VALUE!</text:p>
          </table:table-cell>
          <table:table-cell table:style-name="ce33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20:21:11.06196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1-30T20:44:44.252109139</dc:date>
    <meta:editing-duration>PT1H51M19S</meta:editing-duration>
    <meta:editing-cycles>10</meta:editing-cycles>
    <meta:document-statistic meta:table-count="1" meta:cell-count="314" meta:object-count="0"/>
  </office:meta>
</office:document-meta>
</file>